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122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ROUND(SUM([.B2:.B1048576])/60;1) &amp; &quot; tuntia&quot;" office:value-type="string" office:string-value="11.8 tuntia" calcext:value-type="string">
            <text:p>11.8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ä herokusäätöä, automaattinen deploy master branchista kun travis menee läp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uutin ruoan hakulogiikan satunnaiseksi ensimmäisen hakemisen sijaan. Tätä varten luin Mongoosen Query Helpereist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isäsin mongoose-skeeman ravintolalle ja muokkasin annoksen skeemaa niin että niiden välillä on yhtey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skeemat niin että ne tallentavat kuvat suoraan mongoon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ille mallin ja annokselle listan arvosteluist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ja expressin saisi toimimaan halutulla tavalla, tein muutaman tutoriaalin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ovutin hienomman reactin suhteen ja päädyin käyttämään express-react-viewsi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</table:table>
      <table:table table:name="React" table:style-name="ta1"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3" office:value-type="string" calcext:value-type="string">
            <text:p>TOTAL</text:p>
          </table:table-cell>
          <table:table-cell table:style-name="ce2" table:formula="of:=ROUND(SUM([.B2:.B1048576])/60;1) &amp; &quot; tuntia&quot;" office:value-type="string" office:string-value="14.1 tuntia" calcext:value-type="string">
            <text:p>14.1 tuntia</text:p>
          </table:table-cell>
          <table:table-cell table:style-name="ce1" table:number-columns-repeated="1022"/>
        </table:table-row>
        <table:table-row table:style-name="ro1">
          <table:table-cell table:style-name="ce3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uin React-ohjeita ja suunnittelin käyttöliittymää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9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saisi toimimaan expressin kanssa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0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-react selvitystä ja löysin vihdoin express-react-views packagen. Ongelma oli lähinnä etten ollut varma mitä etsin, olisi suoraan pitänyt kysyä telegramiss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oitin react-käyttöliittymän tekemistä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in reactilla lisäyslomakkeet annokselle ja ravintolalle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etusivun esitysmuoto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lle lisäyslomakke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miten reactissa on tapana muokata visuaalista ilmet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ulkonäköä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elvisi mitä tarkoittaa express-react-viewsin ‘It renders static markup and does not support mounting those views on the client.’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ihdoin express-react-enginee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react-enginekään ei toiminut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3" office:value-type="float" office:value="25.5" calcext:value-type="float">
            <text:p>25.5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table:style-name="Default" office:value-type="string" calcext:value-type="string">
            <text:p>Säädin sivun toimivaksi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ienosäädin sivun ulkonäköä ja koodin laatu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6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äyttöliittymän hienosäätöä, kokeilin mm. spread operaattoria joka ei kuitenkaan tuntunut toimivan mongoose objektei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jasin koodin ulkoasua airbnb-oppaan avu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5:14:07.598968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26T17:38:10.190128340</dc:date>
    <meta:editing-duration>PT13H11M32S</meta:editing-duration>
    <meta:editing-cycles>85</meta:editing-cycles>
    <meta:document-statistic meta:table-count="2" meta:cell-count="116" meta:object-count="0"/>
  </office:meta>
</office:document-meta>
</file>